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2023-02-09 14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66" calcext:value-type="float">
            <text:p>48.9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2022-02-25 14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2020-02-25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6336" calcext:value-type="float">
            <text:p>43.83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2019-02-11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2018-02-14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0824" calcext:value-type="float">
            <text:p>43.93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2017-02-09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688" calcext:value-type="float">
            <text:p>43.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2016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4264" calcext:value-type="float">
            <text:p>44.78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2015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2014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036" calcext:value-type="float">
            <text:p>48.6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2008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012" calcext:value-type="float">
            <text:p>42.8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200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236" calcext:value-type="float">
            <text:p>45.55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200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2001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2312" calcext:value-type="float">
            <text:p>46.69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2000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6264" calcext:value-type="float">
            <text:p>45.54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97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96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832" calcext:value-type="float">
            <text:p>51.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94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93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92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348" calcext:value-type="float">
            <text:p>43.0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91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3448" calcext:value-type="float">
            <text:p>45.11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90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4144" calcext:value-type="float">
            <text:p>43.82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88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86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85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0672" calcext:value-type="float">
            <text:p>48.8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84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0192" calcext:value-type="float">
            <text:p>44.97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81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588" calcext:value-type="float">
            <text:p>43.2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9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8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06" calcext:value-type="float">
            <text:p>42.9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8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4528" calcext:value-type="float">
            <text:p>42.3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7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4696" calcext:value-type="float">
            <text:p>42.1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7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996" calcext:value-type="float">
            <text:p>45.3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7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6512" calcext:value-type="float">
            <text:p>42.1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7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504" calcext:value-type="float">
            <text:p>41.7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7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3008" calcext:value-type="float">
            <text:p>41.5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6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712" calcext:value-type="float">
            <text:p>45.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6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6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5392" calcext:value-type="float">
            <text:p>44.66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6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54" calcext:value-type="float">
            <text:p>43.2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5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5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4568" calcext:value-type="float">
            <text:p>42.6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5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5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2416" calcext:value-type="float">
            <text:p>42.9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5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7552" calcext:value-type="float">
            <text:p>42.8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5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4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956" calcext:value-type="float">
            <text:p>42.1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4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6032" calcext:value-type="float">
            <text:p>42.1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4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82" calcext:value-type="float">
            <text:p>42.7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4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964" calcext:value-type="float">
            <text:p>42.8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4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6008" calcext:value-type="float">
            <text:p>42.7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4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4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4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4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4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3256" calcext:value-type="float">
            <text:p>42.0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3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3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3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3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3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3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3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3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3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3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3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3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2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2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2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1456" calcext:value-type="float">
            <text:p>42.8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2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8032" calcext:value-type="float">
            <text:p>42.9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2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2416" calcext:value-type="float">
            <text:p>42.9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1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1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1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1256" calcext:value-type="float">
            <text:p>45.10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1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8544" calcext:value-type="float">
            <text:p>48.5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1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6624" calcext:value-type="float">
            <text:p>48.4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1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468" calcext:value-type="float">
            <text:p>48.8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1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3344" calcext:value-type="float">
            <text:p>48.8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1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3408" calcext:value-type="float">
            <text:p>48.6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1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652" calcext:value-type="float">
            <text:p>48.3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7504" calcext:value-type="float">
            <text:p>47.84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9864" calcext:value-type="float">
            <text:p>47.67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0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0304" calcext:value-type="float">
            <text:p>47.39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0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5336" calcext:value-type="float">
            <text:p>47.26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0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7736" calcext:value-type="float">
            <text:p>47.41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0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4856" calcext:value-type="float">
            <text:p>47.2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0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0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2648" calcext:value-type="float">
            <text:p>46.3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0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0624" calcext:value-type="float">
            <text:p>46.1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0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8704" calcext:value-type="float">
            <text:p>46.0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0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8224" calcext:value-type="float">
            <text:p>45.98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0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1376" calcext:value-type="float">
            <text:p>46.06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70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0288" calcext:value-type="float">
            <text:p>46.50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9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8048" calcext:value-type="float">
            <text:p>47.62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9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9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9624" calcext:value-type="float">
            <text:p>49.56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9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8936" calcext:value-type="float">
            <text:p>49.3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9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3528" calcext:value-type="float">
            <text:p>49.56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9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9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2232" calcext:value-type="float">
            <text:p>49.86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9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9328" calcext:value-type="float">
            <text:p>50.2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9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772" calcext:value-type="float">
            <text:p>50.33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9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868" calcext:value-type="float">
            <text:p>50.3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9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3168" calcext:value-type="float">
            <text:p>50.4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9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9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9952" calcext:value-type="float">
            <text:p>50.6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7008" calcext:value-type="float">
            <text:p>50.7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7488" calcext:value-type="float">
            <text:p>50.7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8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7864" calcext:value-type="float">
            <text:p>50.7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8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1496" calcext:value-type="float">
            <text:p>50.8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8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8384" calcext:value-type="float">
            <text:p>51.0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8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6776" calcext:value-type="float">
            <text:p>51.16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8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3456" calcext:value-type="float">
            <text:p>51.2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8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36" calcext:value-type="float">
            <text:p>51.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8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3912" calcext:value-type="float">
            <text:p>51.8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8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3264" calcext:value-type="float">
            <text:p>52.02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8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8128" calcext:value-type="float">
            <text:p>52.07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8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6896" calcext:value-type="float">
            <text:p>52.12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8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9944" calcext:value-type="float">
            <text:p>52.12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8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604" calcext:value-type="float">
            <text:p>52.1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8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1864" calcext:value-type="float">
            <text:p>52.25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8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748" calcext:value-type="float">
            <text:p>52.22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8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3096" calcext:value-type="float">
            <text:p>52.2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8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8064" calcext:value-type="float">
            <text:p>52.32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8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4536" calcext:value-type="float">
            <text:p>52.29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8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1656" calcext:value-type="float">
            <text:p>52.1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8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8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8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844" calcext:value-type="float">
            <text:p>52.28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8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8168" calcext:value-type="float">
            <text:p>52.39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8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3032" calcext:value-type="float">
            <text:p>52.45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8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132" calcext:value-type="float">
            <text:p>52.4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8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992" calcext:value-type="float">
            <text:p>52.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8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1152" calcext:value-type="float">
            <text:p>52.65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8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0296" calcext:value-type="float">
            <text:p>52.66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8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8104" calcext:value-type="float">
            <text:p>52.64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8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0672" calcext:value-type="float">
            <text:p>52.62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6768" calcext:value-type="float">
            <text:p>52.62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6456" calcext:value-type="float">
            <text:p>52.41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7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2344" calcext:value-type="float">
            <text:p>52.2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7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5288" calcext:value-type="float">
            <text:p>52.21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7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8168" calcext:value-type="float">
            <text:p>52.39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7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5224" calcext:value-type="float">
            <text:p>52.46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7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0736" calcext:value-type="float">
            <text:p>52.37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7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8712" calcext:value-type="float">
            <text:p>52.1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7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7648" calcext:value-type="float">
            <text:p>52.04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7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2408" calcext:value-type="float">
            <text:p>52.03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7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98" calcext:value-type="float">
            <text:p>51.7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7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68" calcext:value-type="float">
            <text:p>51.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7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3664" calcext:value-type="float">
            <text:p>51.41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6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5376" calcext:value-type="float">
            <text:p>51.39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6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976" calcext:value-type="float">
            <text:p>51.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6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692" calcext:value-type="float">
            <text:p>51.55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6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4832" calcext:value-type="float">
            <text:p>51.61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6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2704" calcext:value-type="float">
            <text:p>51.3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6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6296" calcext:value-type="float">
            <text:p>51.1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6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784" calcext:value-type="float">
            <text:p>51.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6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6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3824" calcext:value-type="float">
            <text:p>52.69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6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4368" calcext:value-type="float">
            <text:p>52.47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6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0256" calcext:value-type="float">
            <text:p>52.3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6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3848" calcext:value-type="float">
            <text:p>52.12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5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0992" calcext:value-type="float">
            <text:p>51.3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5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9136" calcext:value-type="float">
            <text:p>50.9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5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2728" calcext:value-type="float">
            <text:p>50.7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5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7824" calcext:value-type="float">
            <text:p>50.40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5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6864" calcext:value-type="float">
            <text:p>50.34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5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4984" calcext:value-type="float">
            <text:p>50.5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5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5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5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7072" calcext:value-type="float">
            <text:p>50.48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5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1792" calcext:value-type="float">
            <text:p>50.1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5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5592" calcext:value-type="float">
            <text:p>50.07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6448" calcext:value-type="float">
            <text:p>50.06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4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4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3376" calcext:value-type="float">
            <text:p>50.6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4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4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8656" calcext:value-type="float">
            <text:p>50.96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4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2128" calcext:value-type="float">
            <text:p>53.60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4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192" calcext:value-type="float">
            <text:p>53.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4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6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33604</text:p>
          </table:table-cell>
          <table:table-cell office:value-type="string" calcext:value-type="string">
            <text:p>1939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56" calcext:value-type="float">
            <text:p>48.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8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71" meta:object-count="0"/>
    <meta:user-defined meta:name="AppVersion">3.0</meta:user-defined>
  </office:meta>
</office:document-meta>
</file>